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ignSegmentDocId.apply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ignSegmentDocId.ForeignSegmentDocId( int docNumber , long creationT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ignSegmentDocId.getDocumentNumber( Multi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ignSegmentDocId.isValid( BitSet 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ignSegmentDocId.getDoc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ignSegmentDocId.getCreation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